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mArgAssumptions.assumeVmArgNotPresent( String vm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ArgAssumptions.assumeVmArgPresent( String vm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ArgAssumptions.assertEnabled( String vmAr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